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1ab2"/>
    </style:style>
    <style:style style:name="P2" style:family="paragraph" style:parent-style-name="Standard">
      <style:text-properties officeooo:rsid="0014190b" officeooo:paragraph-rsid="0014190b"/>
    </style:style>
    <style:style style:name="P3" style:family="paragraph" style:parent-style-name="Standard">
      <style:text-properties officeooo:paragraph-rsid="0014190b"/>
    </style:style>
    <style:style style:name="T1" style:family="text">
      <style:text-properties officeooo:rsid="00121ab2"/>
    </style:style>
    <style:style style:name="T2" style:family="text">
      <style:text-properties officeooo:rsid="0014190b"/>
    </style:style>
    <style:style style:name="T3" style:family="text">
      <style:text-properties officeooo:rsid="00159a5d"/>
    </style:style>
    <style:style style:name="T4" style:family="text">
      <style:text-properties officeooo:rsid="0015e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px sequelize model:generate --name <text:span text:style-name="T1">User</text:span> --attributes <text:span text:style-name="T1">displayName:String email:String</text:span></text:p>
      <text:p text:style-name="P1"/>
      <text:p text:style-name="P1"><text:span text:style-name="T1">troca-se a função do arquivo </text:span><text:span text:style-name="T2">criado no migrate para uma função(a criada é uma classe em POO, e como o foco é função trocamos prara função)</text:span></text:p>
      <text:p text:style-name="P1"/>
      <text:p text:style-name="P2">adicionam-se a este código os nomes das outras colunas necessárias, como password, e-mail, e image.</text:p>
      <text:p text:style-name="P2"/>
      <text:p text:style-name="P3"><text:span text:style-name="T2">npx sequelize </text:span><text:a xlink:type="simple" xlink:href="db:migrate" text:style-name="Internet_20_link" text:visited-style-name="Visited_20_Internet_20_Link"><text:span text:style-name="T2">db:migrate</text:span></text:a><text:span text:style-name="T2">.</text:span><text:span text:style-name="T3"> </text:span><text:span text:style-name="T4">Pra transferir o que tenho no arq de migration prar o banco de dad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1:54:33.238775774</meta:creation-date>
    <dc:date>2021-11-30T22:59:30.729449284</dc:date>
    <meta:editing-duration>PT9H23M46S</meta:editing-duration>
    <meta:editing-cycles>1</meta:editing-cycles>
    <meta:document-statistic meta:table-count="0" meta:image-count="0" meta:object-count="0" meta:page-count="1" meta:paragraph-count="4" meta:word-count="68" meta:character-count="418" meta:non-whitespace-character-count="355"/>
    <meta:generator>LibreOffice/6.4.7.2$Linux_X86_64 LibreOffice_project/40$Build-2</meta:generator>
  </office:meta>
</office:document-meta>
</file>